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e9e14" officeooo:paragraph-rsid="001e9e14"/>
    </style:style>
    <style:style style:name="P2" style:family="paragraph" style:parent-style-name="Text_20_body">
      <style:text-properties officeooo:paragraph-rsid="001e9e14"/>
    </style:style>
    <style:style style:name="P3" style:family="paragraph" style:parent-style-name="Text_20_body">
      <style:text-properties fo:font-style="normal" fo:font-weight="normal" officeooo:rsid="0026e725" officeooo:paragraph-rsid="0026e725" style:font-style-asian="normal" style:font-weight-asian="normal" style:font-style-complex="normal" style:font-weight-complex="normal"/>
    </style:style>
    <style:style style:name="P4" style:family="paragraph" style:parent-style-name="Text_20_body">
      <style:text-properties officeooo:paragraph-rsid="002ec476"/>
    </style:style>
    <style:style style:name="P5" style:family="paragraph" style:parent-style-name="Text_20_body">
      <style:text-properties officeooo:rsid="0037c85a" officeooo:paragraph-rsid="0037c85a"/>
    </style:style>
    <style:style style:name="P6" style:family="paragraph" style:parent-style-name="Text_20_body">
      <style:text-properties officeooo:rsid="0039b299" officeooo:paragraph-rsid="0039b299"/>
    </style:style>
    <style:style style:name="P7" style:family="paragraph" style:parent-style-name="Text_20_body">
      <style:text-properties officeooo:rsid="003ac795" officeooo:paragraph-rsid="003ac795"/>
    </style:style>
    <style:style style:name="P8" style:family="paragraph" style:parent-style-name="Text_20_body">
      <style:text-properties officeooo:rsid="003cb4ca" officeooo:paragraph-rsid="003cb4ca"/>
    </style:style>
    <style:style style:name="P9" style:family="paragraph" style:parent-style-name="Text_20_body">
      <style:text-properties officeooo:rsid="003ad260" officeooo:paragraph-rsid="003ad260"/>
    </style:style>
    <style:style style:name="P10" style:family="paragraph" style:parent-style-name="Text_20_body">
      <style:text-properties officeooo:rsid="0041a95e" officeooo:paragraph-rsid="0041a95e"/>
    </style:style>
    <style:style style:name="P11" style:family="paragraph" style:parent-style-name="Text_20_body">
      <style:text-properties officeooo:paragraph-rsid="0047c468"/>
    </style:style>
    <style:style style:name="P12" style:family="paragraph" style:parent-style-name="Text_20_body">
      <style:text-properties officeooo:rsid="004b7dfd" officeooo:paragraph-rsid="004b7dfd"/>
    </style:style>
    <style:style style:name="P13" style:family="paragraph" style:parent-style-name="Text_20_body">
      <style:text-properties officeooo:paragraph-rsid="004b7dfd"/>
    </style:style>
    <style:style style:name="P14" style:family="paragraph" style:parent-style-name="Title">
      <style:text-properties officeooo:rsid="001e9e14" officeooo:paragraph-rsid="001e9e14"/>
    </style:style>
    <style:style style:name="P15" style:family="paragraph" style:parent-style-name="Text_20_body" style:list-style-name="L1">
      <style:text-properties fo:font-style="normal" officeooo:rsid="0024883e" officeooo:paragraph-rsid="0024883e" style:font-style-asian="normal" style:font-style-complex="normal"/>
    </style:style>
    <style:style style:name="P16" style:family="paragraph" style:parent-style-name="Text_20_body" style:list-style-name="L2">
      <style:text-properties fo:font-style="normal" officeooo:rsid="0024883e" officeooo:paragraph-rsid="0024883e" style:font-style-asian="normal" style:font-style-complex="normal"/>
    </style:style>
    <style:style style:name="P17" style:family="paragraph" style:parent-style-name="Text_20_body" style:list-style-name="L1">
      <style:text-properties fo:font-style="normal" officeooo:rsid="00251e8e" officeooo:paragraph-rsid="00251e8e" style:font-style-asian="normal" style:font-style-complex="normal"/>
    </style:style>
    <style:style style:name="P18" style:family="paragraph" style:parent-style-name="Text_20_body" style:list-style-name="L2">
      <style:text-properties fo:font-style="normal" officeooo:rsid="00251e8e" officeooo:paragraph-rsid="00251e8e" style:font-style-asian="normal" style:font-style-complex="normal"/>
    </style:style>
    <style:style style:name="P19" style:family="paragraph" style:parent-style-name="Text_20_body" style:list-style-name="L1">
      <style:text-properties fo:font-style="normal" officeooo:rsid="002ccd8c" officeooo:paragraph-rsid="002ccd8c" style:font-style-asian="normal" style:font-style-complex="normal"/>
    </style:style>
    <style:style style:name="P20" style:family="paragraph" style:parent-style-name="Text_20_body" style:list-style-name="L2">
      <style:text-properties fo:font-style="normal" officeooo:rsid="00205da4" officeooo:paragraph-rsid="00205da4" style:font-style-asian="normal" style:font-style-complex="normal"/>
    </style:style>
    <style:style style:name="P21" style:family="paragraph" style:parent-style-name="Text_20_body" style:list-style-name="L2">
      <style:text-properties fo:font-style="normal" officeooo:rsid="0026b7b9" officeooo:paragraph-rsid="0026b7b9" style:font-style-asian="normal" style:font-style-complex="normal"/>
    </style:style>
    <style:style style:name="P22" style:family="paragraph" style:parent-style-name="Text_20_body" style:list-style-name="L2">
      <style:text-properties fo:font-style="normal" fo:font-weight="normal" officeooo:rsid="00220b37" officeooo:paragraph-rsid="00220b37" style:font-style-asian="normal" style:font-weight-asian="normal" style:font-style-complex="normal" style:font-weight-complex="normal"/>
    </style:style>
    <style:style style:name="P23" style:family="paragraph" style:parent-style-name="Text_20_body" style:list-style-name="L2">
      <style:text-properties fo:font-style="normal" fo:font-weight="normal" officeooo:rsid="0026e725" officeooo:paragraph-rsid="0026e725" style:font-style-asian="normal" style:font-weight-asian="normal" style:font-style-complex="normal" style:font-weight-complex="normal"/>
    </style:style>
    <style:style style:name="P24" style:family="paragraph" style:parent-style-name="Text_20_body" style:list-style-name="L2">
      <style:text-properties fo:font-style="normal" fo:font-weight="normal" officeooo:rsid="002b654a" officeooo:paragraph-rsid="002b654a" style:font-style-asian="normal" style:font-weight-asian="normal" style:font-style-complex="normal" style:font-weight-complex="normal"/>
    </style:style>
    <style:style style:name="P25" style:family="paragraph" style:parent-style-name="Text_20_body" style:list-style-name="L2">
      <style:text-properties fo:font-style="normal" fo:font-weight="normal" officeooo:rsid="002e7f40" officeooo:paragraph-rsid="002e7f40" style:font-style-asian="normal" style:font-weight-asian="normal" style:font-style-complex="normal" style:font-weight-complex="normal"/>
    </style:style>
    <style:style style:name="P26" style:family="paragraph" style:parent-style-name="Text_20_body" style:list-style-name="L2">
      <style:text-properties officeooo:paragraph-rsid="00205da4"/>
    </style:style>
    <style:style style:name="P27" style:family="paragraph" style:parent-style-name="Text_20_body" style:list-style-name="L2">
      <style:text-properties officeooo:rsid="0024883e" officeooo:paragraph-rsid="0024883e"/>
    </style:style>
    <style:style style:name="P28" style:family="paragraph" style:parent-style-name="Text_20_body" style:list-style-name="L2">
      <style:text-properties fo:font-weight="bold" officeooo:rsid="00220b37" officeooo:paragraph-rsid="00220b37" style:font-weight-asian="bold" style:font-weight-complex="bold"/>
    </style:style>
    <style:style style:name="P29" style:family="paragraph" style:parent-style-name="Text_20_body" style:list-style-name="L2">
      <style:text-properties fo:font-weight="bold" officeooo:rsid="00229356" officeooo:paragraph-rsid="00229356" style:font-weight-asian="bold" style:font-weight-complex="bold"/>
    </style:style>
    <style:style style:name="P30" style:family="paragraph" style:parent-style-name="Text_20_body" style:list-style-name="L2">
      <style:text-properties fo:font-weight="bold" officeooo:rsid="0026e725" officeooo:paragraph-rsid="0026e725" style:font-weight-asian="bold" style:font-weight-complex="bold"/>
    </style:style>
    <style:style style:name="P31" style:family="paragraph" style:parent-style-name="Text_20_body" style:list-style-name="L2">
      <style:text-properties fo:font-weight="bold" officeooo:rsid="00293086" officeooo:paragraph-rsid="00293086" style:font-weight-asian="bold" style:font-weight-complex="bold"/>
    </style:style>
    <style:style style:name="P32" style:family="paragraph" style:parent-style-name="Text_20_body" style:list-style-name="L3">
      <style:paragraph-properties fo:text-align="justify" style:justify-single-word="false"/>
      <style:text-properties fo:font-weight="bold" officeooo:rsid="0049a99f" officeooo:paragraph-rsid="0049a99f" style:font-weight-asian="bold" style:font-weight-complex="bold"/>
    </style:style>
    <style:style style:name="P33" style:family="paragraph" style:parent-style-name="Text_20_body" style:list-style-name="L2">
      <style:text-properties officeooo:rsid="0026e725" officeooo:paragraph-rsid="0026e725"/>
    </style:style>
    <style:style style:name="P34" style:family="paragraph" style:parent-style-name="Text_20_body" style:list-style-name="L3">
      <style:paragraph-properties fo:text-align="justify" style:justify-single-word="false"/>
      <style:text-properties officeooo:rsid="0047c468" officeooo:paragraph-rsid="0047c468"/>
    </style:style>
    <style:style style:name="P35" style:family="paragraph" style:parent-style-name="Text_20_body">
      <style:text-properties officeooo:rsid="004b7dfd" officeooo:paragraph-rsid="004b7dfd"/>
    </style:style>
    <style:style style:name="P36" style:family="paragraph" style:parent-style-name="Heading_20_1">
      <style:text-properties officeooo:rsid="001e9e14" officeooo:paragraph-rsid="001e9e14"/>
    </style:style>
    <style:style style:name="P37" style:family="paragraph" style:parent-style-name="Heading_20_1">
      <style:text-properties officeooo:rsid="00205da4" officeooo:paragraph-rsid="00205da4"/>
    </style:style>
    <style:style style:name="P38" style:family="paragraph" style:parent-style-name="Heading_20_1">
      <style:text-properties fo:font-style="normal" officeooo:rsid="00205da4" officeooo:paragraph-rsid="00205da4" style:font-style-asian="normal" style:font-style-complex="normal"/>
    </style:style>
    <style:style style:name="P39" style:family="paragraph" style:parent-style-name="Heading_20_1">
      <style:text-properties officeooo:rsid="0037c85a" officeooo:paragraph-rsid="0037c85a"/>
    </style:style>
    <style:style style:name="P40" style:family="paragraph" style:parent-style-name="Heading_20_1">
      <style:text-properties officeooo:rsid="002ec476" officeooo:paragraph-rsid="002ec476"/>
    </style:style>
    <style:style style:name="P41" style:family="paragraph" style:parent-style-name="Heading_20_1">
      <style:text-properties officeooo:rsid="004b7dfd" officeooo:paragraph-rsid="004b7dfd"/>
    </style:style>
    <style:style style:name="P42" style:family="paragraph" style:parent-style-name="Heading_20_1">
      <style:text-properties officeooo:rsid="0047c468" officeooo:paragraph-rsid="0047c468"/>
    </style:style>
    <style:style style:name="P43" style:family="paragraph" style:parent-style-name="Heading_20_3">
      <style:text-properties officeooo:rsid="0024883e" officeooo:paragraph-rsid="0024883e"/>
    </style:style>
    <style:style style:name="P44" style:family="paragraph" style:parent-style-name="Heading_20_3">
      <style:text-properties fo:font-style="normal" officeooo:rsid="00205da4" officeooo:paragraph-rsid="00205da4" style:font-style-asian="normal" style:font-style-complex="normal"/>
    </style:style>
    <style:style style:name="T1" style:family="text">
      <style:text-properties officeooo:rsid="001e9e14"/>
    </style:style>
    <style:style style:name="T2" style:family="text">
      <style:text-properties fo:font-style="italic" style:font-style-asian="italic" style:font-style-complex="italic"/>
    </style:style>
    <style:style style:name="T3" style:family="text">
      <style:text-properties fo:font-style="italic" officeooo:rsid="001e9e14"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e9e14" style:font-style-asian="normal" style:font-style-complex="normal"/>
    </style:style>
    <style:style style:name="T6" style:family="text">
      <style:text-properties fo:font-style="normal" officeooo:rsid="00205da4" style:font-style-asian="normal" style:font-style-complex="normal"/>
    </style:style>
    <style:style style:name="T7" style:family="text">
      <style:text-properties fo:font-style="normal" fo:font-weight="bold" officeooo:rsid="00205da4"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788f8" style:font-style-asian="normal" style:font-weight-asian="normal" style:font-style-complex="normal" style:font-weight-complex="normal"/>
    </style:style>
    <style:style style:name="T10" style:family="text">
      <style:text-properties style:text-position="super 58%" fo:font-style="italic" officeooo:rsid="001e9e14" style:font-style-asian="italic" style:font-style-complex="italic"/>
    </style:style>
    <style:style style:name="T11" style:family="text">
      <style:text-properties officeooo:rsid="002ec476"/>
    </style:style>
    <style:style style:name="T12" style:family="text">
      <style:text-properties officeooo:rsid="0030995f"/>
    </style:style>
    <style:style style:name="T13" style:family="text">
      <style:text-properties officeooo:rsid="00330a1e"/>
    </style:style>
    <style:style style:name="T14" style:family="text">
      <style:text-properties officeooo:rsid="00359734"/>
    </style:style>
    <style:style style:name="T15" style:family="text">
      <style:text-properties officeooo:rsid="0036ff53"/>
    </style:style>
    <style:style style:name="T16" style:family="text">
      <style:text-properties officeooo:rsid="00396fb2"/>
    </style:style>
    <style:style style:name="T17" style:family="text">
      <style:text-properties officeooo:rsid="003f4b4a"/>
    </style:style>
    <style:style style:name="T18" style:family="text">
      <style:text-properties officeooo:rsid="00405da1"/>
    </style:style>
    <style:style style:name="T19" style:family="text">
      <style:text-properties officeooo:rsid="004103ce"/>
    </style:style>
    <style:style style:name="T20" style:family="text">
      <style:text-properties officeooo:rsid="0042de52"/>
    </style:style>
    <style:style style:name="T21" style:family="text">
      <style:text-properties officeooo:rsid="004379a7"/>
    </style:style>
    <style:style style:name="T22" style:family="text">
      <style:text-properties officeooo:rsid="0046a91a"/>
    </style:style>
    <style:style style:name="T23" style:family="text">
      <style:text-properties fo:font-weight="bold" style:font-weight-asian="bold" style:font-weight-complex="bold"/>
    </style:style>
    <style:style style:name="T24" style:family="text">
      <style:text-properties officeooo:rsid="004cfd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ILib <text:span text:style-name="T19">2.0</text:span></text:p>
      <text:p text:style-name="P1">By: Joey Andres</text:p>
      <text:p text:style-name="P1"/>
      <text:h text:style-name="P36" text:outline-level="1">Introduction</text:h>
      <text:p text:style-name="P2"><text:tab/><text:span text:style-name="T1">Is a general purpose Artificial Intelligence library. Its aimed is to cover all the topics in </text:span><text:span text:style-name="T3">Reinforcement Learning by Sutton and Barto</text:span><text:span text:style-name="T5"> and </text:span><text:span text:style-name="T3">Artificial Intelligence A Modern Approach 3</text:span><text:span text:style-name="T10">rd</text:span><text:span text:style-name="T3"> Edition by Stuart Russel and Petter Norvig. </text:span><text:span text:style-name="T5">As an update to AILib v1.0, this will extend the “just Reinforcement learning and Prototypical quality” of it.</text:span></text:p>
      <text:p text:style-name="P2"/>
      <text:h text:style-name="P37" text:outline-level="1"><text:span text:style-name="T5">P</text:span><text:span text:style-name="T4">roblem Definition</text:span></text:h>
      <text:h text:style-name="P43" text:outline-level="3"><text:span text:style-name="T6">A</text:span><text:span text:style-name="T4">bstract AI Concept.</text:span></text:h>
      <text:list xml:id="list6089719948799776164" text:style-name="L1">
        <text:list-item>
          <text:p text:style-name="P15">Represent Agent.</text:p>
          <text:list>
            <text:list-item>
              <text:p text:style-name="P15">The old representation of agent are aimanager. This is not formal and does not portray any significance in AI literature.</text:p>
            </text:list-item>
            <text:list-item>
              <text:p text:style-name="P17">In the old aiManager/agent class, I often find myself dealing with the precepts and thus retrieving all the array of them. This is an ugly thing.</text:p>
            </text:list-item>
            <text:list-item>
              <text:p text:style-name="P19">Consider Off-policy vs On-policy algorithms. Off-policy algorithm requires a reference to an algorithm (e-greedy or otherwise) that selects action from current stateActionValue map. </text:p>
            </text:list-item>
          </text:list>
        </text:list-item>
      </text:list>
      <text:h text:style-name="P38" text:outline-level="1">Requirement Analysis</text:h>
      <text:h text:style-name="P44" text:outline-level="3" text:restart-numbering="true" text:start-value="-1">Abstract Requirement</text:h>
      <text:list xml:id="list7571312517046793520" text:style-name="L2">
        <text:list-item>
          <text:p text:style-name="P20">Represent all Agents with an Agent class.</text:p>
          <text:list>
            <text:list-item>
              <text:p text:style-name="P26"><text:span text:style-name="T7">Agent Program</text:span><text:span text:style-name="T6">: Maps a given precept (state)/precept sequence to an action.</text:span></text:p>
              <text:list>
                <text:list-item>
                  <text:p text:style-name="P27"><text:span text:style-name="T6">N</text:span><text:span text:style-name="T4">OTE: this class may replace the less formal AIManager.</text:span></text:p>
                </text:list-item>
                <text:list-item>
                  <text:p text:style-name="P16">With i. Being mentioned, this contains the list of precepts as in AIManager and list of Actions as in AIManager.</text:p>
                </text:list-item>
                <text:list-item>
                  <text:p text:style-name="P18">To address problem 1.b. , add a group of methods to handle this.</text:p>
                  <text:list>
                    <text:list-item>
                      <text:p text:style-name="P18">template&lt;S, A, R&gt; applyFunctionToStateSpace((void*)(function)(const S), void* arg)</text:p>
                    </text:list-item>
                    <text:list-item>
                      <text:p text:style-name="P18">void* template&lt;S, A, R&gt; applyFunctionToState((void*)(function)(const S), <text:soft-page-break/>void* arg)</text:p>
                    </text:list-item>
                  </text:list>
                </text:list-item>
                <text:list-item>
                  <text:p text:style-name="P21">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21">Concerning learn() function. This should be appropriate, but its not a popular terminology. I reckon, to satisfy dfs and bfs, search would suffice. Learning is searching for the solution.</text:p>
                </text:list-item>
                <text:list-item>
                  <text:p text:style-name="P21">Values: I think this can be easily kept. For situation such as dfs and bfs, this can be 1 and 0. 1 is optimal path, 0 is not optimal path.</text:p>
                </text:list-item>
                <text:list-item>
                  <text:p text:style-name="P21">Serialization and Deserialization. Implement as a utility function. e.g. AI::Serialize(agent)/AI::Deserialize(agent) would be swell.</text:p>
                </text:list-item>
                <text:list-item>
                  <text:p text:style-name="P21">The rest keep em.</text:p>
                </text:list-item>
              </text:list>
            </text:list-item>
            <text:list-item>
              <text:p text:style-name="P28"><text:span text:style-name="T6">A</text:span><text:span text:style-name="T4">ctuators: </text:span><text:span text:style-name="T8">A class representing actuators will be needed. This can represent the range of motion implemented, type of motions. </text:span></text:p>
              <text:list>
                <text:list-item>
                  <text:p text:style-name="P22">Range.</text:p>
                </text:list-item>
                <text:list-item>
                  <text:p text:style-name="P22">Implement comparable.</text:p>
                </text:list-item>
                <text:list-item>
                  <text:p text:style-name="P22">Should get rid of the responsibility of the AILib will have to carry. In other words should make the task of coupling Actuators and the Agent or AILib less of work or eliminate the task once and for all.</text:p>
                </text:list-item>
              </text:list>
            </text:list-item>
            <text:list-item>
              <text:p text:style-name="P29"><text:span text:style-name="T4">Sensor: </text:span><text:span text:style-name="T8">A class like Actuators that should help reduce the coupling of Sensors and Agent.</text:span></text:p>
            </text:list-item>
          </text:list>
        </text:list-item>
        <text:list-item>
          <text:p text:style-name="P33"><text:span text:style-name="T6">M</text:span><text:span text:style-name="T4">ake a Model Class that contains internal representation of the world inside the agent. </text:span></text:p>
          <text:list>
            <text:list-item>
              <text:p text:style-name="P30"><text:span text:style-name="T4">Model Deterministic: </text:span><text:span text:style-name="T8">A simple model that will take the latest observation as a mapping of (S, A)-&gt;S'.</text:span></text:p>
            </text:list-item>
            <text:list-item>
              <text:p text:style-name="P30"><text:span text:style-name="T4">Model Stochastic: </text:span><text:span text:style-name="T8">Keeps track of all the states as a result of (S, A). Each resulting states-action are paired with their own SARSA algorithm, the higher the sarsa value, the higher is its probability of being chosen.</text:span></text:p>
              <text:list>
                <text:list-item>
                  <text:p text:style-name="P23">Test: </text:p>
                  <text:p text:style-name="P30"><text:span text:style-name="T8">List&lt;S&gt; stateArray(n);<text:line-break/></text:span><text:span text:style-name="T9">List&lt;A&gt; actionArray(m);</text:span></text:p>
                  <text:p text:style-name="P30"><text:span text:style-name="T8">List&lt;double, </text:span><text:span text:style-name="T9">S, A</text:span><text:span text:style-name="T8">&gt; probabilityDistribution(n, </text:span><text:span text:style-name="T9">m</text:span><text:span text:style-name="T8">)</text:span></text:p>
                  <text:p text:style-name="P23">N = 1000 <text:s/>// Maximum visit to (S, A)</text:p>
                  <text:p text:style-name="P23">// 1</text:p>
                  <text:p text:style-name="P30"><text:span text:style-name="T8">for(in i = 0; i &lt; N*probabilityDistrubution(</text:span><text:span text:style-name="T9">1,1</text:span><text:span text:style-name="T8">); i++){</text:span></text:p>
                  <text:p text:style-name="P30"><text:soft-page-break/><text:span text:style-name="T8">Visit(s, a);<text:line-break/>}<text:line-break/><text:line-break/>// Do this to n other states.<text:line-break/></text:span><text:span text:style-name="T9">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span></text:p>
                </text:list-item>
              </text:list>
            </text:list-item>
          </text:list>
        </text:list-item>
        <text:list-item>
          <text:p text:style-name="P31"><text:span text:style-name="T9">S</text:span><text:span text:style-name="T8">earch approaches.</text:span></text:p>
          <text:list>
            <text:list-item>
              <text:p text:style-name="P24">Data structure:</text:p>
              <text:list>
                <text:list-item>
                  <text:p text:style-name="P24">Node: pg 78</text:p>
                  <text:list>
                    <text:list-item>
                      <text:p text:style-name="P24">n.State: State in the state space in which the node correspond.</text:p>
                    </text:list-item>
                    <text:list-item>
                      <text:p text:style-name="P24">n.Parent: The parent node.</text:p>
                    </text:list-item>
                    <text:list-item>
                      <text:p text:style-name="P24">n.Action: action applied by parent node.</text:p>
                    </text:list-item>
                    <text:list-item>
                      <text:p text:style-name="P24">n.Path-cost: cost from this state to next state. See pg 79 for more details.</text:p>
                    </text:list-item>
                  </text:list>
                </text:list-item>
              </text:list>
            </text:list-item>
            <text:list-item>
              <text:p text:style-name="P25">Eligibility Traces for RL.</text:p>
            </text:list-item>
          </text:list>
        </text:list-item>
      </text:list>
      <text:h text:style-name="P39" text:outline-level="1">Nomenclature:</text:h>
      <text:p text:style-name="P5">RL: reinforcement learning.</text:p>
      <text:p text:style-name="P5">SL: supervised learning.</text:p>
      <text:p text:style-name="P5">MP: merge point between two base class to solve any complication prior to further inheritance.</text:p>
      <text:p text:style-name="P6">SA: StateActionPair.</text:p>
      <text:p text:style-name="P6">SAV: StateActionPair Value.</text:p>
      <text:p text:style-name="P7">SAC: StateActionPair Containter.</text:p>
      <text:p text:style-name="P8">SAT: StateActionTransition</text:p>
      <text:p text:style-name="P9">CC: Concurrent</text:p>
      <text:p text:style-name="P10">CONT: <text:span text:style-name="T20">Container</text:span></text:p>
      <text:h text:style-name="P40" text:outline-level="1">Notes:</text:h>
      <text:p text:style-name="P4"><text:date style:data-style-name="N36" text:date-value="2014-06-07T06:22:56.711365627" text:fixed="true">2014-06-07</text:date> <text:time style:data-style-name="N41" text:time-value="2014-06-07T06:23:08.765351870" text:fixed="true">06:23:09</text:time></text:p>
      <text:p text:style-name="P4"><text:soft-page-break/><text:tab/><text:span text:style-name="T11">Just realized, functions such as LearningAlgorithm::update can be compacted by replacing currentState and currentAction but stateAction/currentStateAction. --Done.</text:span></text:p>
      <text:p text:style-name="P3"><text:date style:data-style-name="N36" text:date-value="2014-06-07T09:11:08.532945332" text:fixed="true">2014-06-07</text:date> <text:time style:data-style-name="N41" text:time-value="2014-06-07T09:11:11.724492846" text:fixed="true">09:11:12</text:time></text:p>
      <text:p text:style-name="P3"><text:tab/><text:span text:style-name="T12">Refactor DynaQ and DynaQETWatkins. Refactor Reinforcement learning codes, all update rules are similar</text:span></text:p>
      <text:p text:style-name="P3"/>
      <text:p text:style-name="P3"><text:date style:data-style-name="N36" text:date-value="2014-06-07T09:40:59.783678851" text:fixed="true">2014-06-07</text:date><text:time style:data-style-name="N41" text:time-value="2014-06-07T09:41:01.886047502" text:fixed="true">09:41:02</text:time></text:p>
      <text:p text:style-name="P3"><text:tab/><text:span text:style-name="T13">Make Eligibility trace class a composition of the Eligibility trace algorithms. --Changed to inhertance instead.</text:span></text:p>
      <text:p text:style-name="P3"/>
      <text:p text:style-name="P3"/>
      <text:p text:style-name="P3"><text:date style:data-style-name="N36" text:date-value="2014-06-08T02:10:24.282129434" text:fixed="true">2014-06-08</text:date> <text:time style:data-style-name="N41" text:time-value="2014-06-08T02:10:28.608123748" text:fixed="true">02:10:29</text:time></text:p>
      <text:p text:style-name="P3"><text:tab/><text:span text:style-name="T14">Done every basic algorithm except DynaQ+. Work on that.</text:span></text:p>
      <text:p text:style-name="P3"><text:tab/><text:span text:style-name="T14">Note that DynaQPrioritySweep needs some update to increase speed. I recommend creating a deterministic version of model to increase lookup speed.</text:span></text:p>
      <text:p text:style-name="P3"><text:date style:data-style-name="N36" text:date-value="2014-06-13T23:15:13.617799803" text:fixed="true">2014-06-13</text:date> <text:time style:data-style-name="N41" text:time-value="2014-06-13T23:15:20.759375556" text:fixed="true">23:15:21</text:time></text:p>
      <text:p text:style-name="P3"><text:tab/><text:span text:style-name="T15">Supervised Learning Sarsa(lambda) is done. Working on simplifying templates to have consistent interface. </text:span></text:p>
      <text:p text:style-name="P3"><text:tab/><text:span text:style-name="T16">To avoid duplicate DynaQ code, I'm making a DynaQ base. I thought of aggregation, but the result is more duplication. Thus DynaQ base, that will result in multiple inhertance is rather clean.</text:span></text:p>
      <text:p text:style-name="P3"><text:date style:data-style-name="N36" text:date-value="2014-06-15T00:03:34.365293341" text:fixed="true">2014-06-15</text:date> <text:time style:data-style-name="N41" text:time-value="2014-06-15T00:03:36.836726828" text:fixed="true">00:03:37</text:time></text:p>
      <text:p text:style-name="P3"><text:tab/><text:span text:style-name="T17">Made a distinction between offline and online policy. This made the program more formal and modular. Relying on module like policies.</text:span></text:p>
      <text:p text:style-name="P3"><text:tab/><text:span text:style-name="T18">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span></text:p>
      <text:p text:style-name="P3"><text:date style:data-style-name="N36" text:date-value="2014-10-07T21:02:29.364439537" text:fixed="true">2014-10-07</text:date></text:p>
      <text:p text:style-name="P3"><text:tab/><text:span text:style-name="T21">Made a folder called, AIBase<text:tab/>. This encapsulates all basic AI elements.</text:span></text:p>
      <text:p text:style-name="P3"><text:date style:data-style-name="N36" text:date-value="2014-10-08T10:28:40.667281164" text:fixed="true">2014-10-08</text:date></text:p>
      <text:p text:style-name="P3"><text:tab/><text:span text:style-name="T22">I tested the library, seems stable, but I want the library includes to be automated or not shown.</text:span></text:p>
      <text:h text:style-name="P41" text:outline-level="1"><text:soft-page-break/>Todo:</text:h>
      <text:p text:style-name="P13"><text:date style:data-style-name="N36" text:date-value="2014-10-10T04:38:00.615833192" text:fixed="true">2014-10-10</text:date></text:p>
      <text:p text:style-name="P12"><text:tab/>Organize the hashing implementation in a separate folder and encapsulate them with a class if not yet. This will be part of refactoring and doxygen will printout a better documentation.</text:p>
      <text:p text:style-name="P12"><text:date style:data-style-name="N36" text:date-value="2014-10-11T13:30:33.751616743" text:fixed="true">2014-10-11</text:date></text:p>
      <text:p text:style-name="P12"><text:tab/><text:span text:style-name="T24">Document AIBase classes.</text:span></text:p>
      <text:p text:style-name="P3"/>
      <text:h text:style-name="P42" text:outline-level="1">Vocabulary</text:h>
      <text:p text:style-name="P11"/>
      <text:list xml:id="list2857790632468075606" text:style-name="L3">
        <text:list-item>
          <text:p text:style-name="P34"><text:span text:style-name="T23">Generalization</text:span>: In tile coding, samles are taken around <text:span text:style-name="T2">grid points. </text:span><text:span text:style-name="T4">By default, the radius of influence is 1.0F, more than 1.0F, radius of influence is bigger.</text:span></text:p>
        </text:list-item>
        <text:list-item>
          <text:p text:style-name="P32"><text:span text:style-name="T4">Control Policy: </text:span><text:span text:style-name="T8">Policy for selecting action online.</text:span></text:p>
        </text:list-item>
        <text:list-item>
          <text:p text:style-name="P32"><text:span text:style-name="T4">Learning Policy: </text:span><text:span text:style-name="T8">Policy for selecting action offl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2.6.3$Linux_X86_64 LibreOffice_project/420m0$Build-3</meta:generator>
    <dc:date>2014-10-11T13:31:10.634773548</dc:date>
    <meta:editing-duration>P2DT13H17M11S</meta:editing-duration>
    <meta:editing-cycles>35</meta:editing-cycles>
    <meta:document-statistic meta:table-count="0" meta:image-count="0" meta:object-count="0" meta:page-count="5" meta:paragraph-count="86" meta:word-count="1023" meta:character-count="6539" meta:non-whitespace-character-count="5596"/>
  </office:meta>
</office:document-meta>
</file>